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27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AVID'S PRAISE (27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AVID'S PETITIONS (27:4-14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<text:s text:c="1"/>DAVID'S PETITIONS (27:4-14):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's house (27:4-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's haven (27:7-10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The Lord's help (27:11-14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27<text:s text:c="1"/></text:span><text:span text:style-name="a465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DAVID'S PRAISE (27:1-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DAVID'S PETITIONS (27:4-1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27 </dc:title>
    <meta:initial-creator>David STRICKLAND</meta:initial-creator>
    <dc:creator>David STRICKLAND</dc:creator>
    <meta:creation-date>2020-02-22T19:32:34Z</meta:creation-date>
    <dc:date>2020-02-22T19:32:35Z</dc:date>
    <meta:template xlink:href="BibleStudy" xlink:type="simple"/>
    <meta:editing-cycles>1</meta:editing-cycles>
    <meta:editing-duration>PT0S</meta:editing-duration>
    <meta:document-statistic meta:paragraph-count="10" meta:word-count="55"/>
  </office:meta>
</office:document-meta>
</file>